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Liberation Serif" svg:font-family="'Liberation Serif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2701in"/>
    </style:style>
    <style:style style:name="co8" style:family="table-column">
      <style:table-column-properties fo:break-before="auto" style:column-width="3.6846in"/>
    </style:style>
    <style:style style:name="co9" style:family="table-column">
      <style:table-column-properties fo:break-before="auto" style:column-width="3.0173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2.5807in"/>
    </style:style>
    <style:style style:name="co12" style:family="table-column">
      <style:table-column-properties fo:break-before="auto" style:column-width="1.4189in"/>
    </style:style>
    <style:style style:name="co13" style:family="table-column">
      <style:table-column-properties fo:break-before="auto" style:column-width="0.8638in"/>
    </style:style>
    <style:style style:name="co14" style:family="table-column">
      <style:table-column-properties fo:break-before="auto" style:column-width="1.3673in"/>
    </style:style>
    <style:style style:name="co15" style:family="table-column">
      <style:table-column-properties fo:break-before="auto" style:column-width="0.9138in"/>
    </style:style>
    <style:style style:name="co16" style:family="table-column">
      <style:table-column-properties fo:break-before="auto" style:column-width="1.248in"/>
    </style:style>
    <style:style style:name="co17" style:family="table-column">
      <style:table-column-properties fo:break-before="auto" style:column-width="1.131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2.4382in"/>
    </style:style>
    <style:style style:name="co20" style:family="table-column">
      <style:table-column-properties fo:break-before="auto" style:column-width="1.7807in"/>
    </style:style>
    <style:style style:name="co21" style:family="table-column">
      <style:table-column-properties fo:break-before="auto" style:column-width="1.333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673in" fo:break-before="auto" style:use-optimal-row-height="true"/>
    </style:style>
    <style:style style:name="ro3" style:family="table-row">
      <style:table-row-properties style:row-height="0.5409in" fo:break-before="auto" style:use-optimal-row-height="true"/>
    </style:style>
    <style:style style:name="ro4" style:family="table-row">
      <style:table-row-properties style:row-height="0.8882in" fo:break-before="auto" style:use-optimal-row-height="true"/>
    </style:style>
    <style:style style:name="ro5" style:family="table-row">
      <style:table-row-properties style:row-height="0.7146in" fo:break-before="auto" style:use-optimal-row-height="true"/>
    </style:style>
    <style:style style:name="ro6" style:family="table-row">
      <style:table-row-properties style:row-height="0.5102in" fo:break-before="auto" style:use-optimal-row-height="true"/>
    </style:style>
    <style:style style:name="ro7" style:family="table-row">
      <style:table-row-properties style:row-height="1.0618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" table:number-columns-repeated="245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Default"/>
          <table:table-cell table:style-name="ce55"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/>
          <table:table-cell office:value-type="string">
            <text:p>add a full nodename feature. Defer this till after Custom Node Styl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87">1787</text:a></text:span></text:p>
          </table:table-cell>
          <table:table-cell table:style-name="ce15" office:value-type="string">
            <text:p>Shotgun tasks created by Pipeline include the asset name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Just need to merge some code into the trunk. <text:s/>I'll do this ASAP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811">1811</text:a></text:span></text:p>
          </table:table-cell>
          <table:table-cell table:style-name="ce14" office:value-type="string">
            <text:p>Builder AoE Mode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t solves lots of problem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5" office:value-type="string">
            <text:p><text:span text:style-name="T1"><text:a xlink:href="http://temerity.us/community/forums/viewtopic.php?t=1848">1848</text:a></text:span></text:p>
          </table:table-cell>
          <table:table-cell table:style-name="ce16" office:value-type="string">
            <text:p>Hardware Groups Bug</text:p>
          </table:table-cell>
          <table:table-cell table:style-name="ce27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7" office:value-type="string">
            <text:p>Severe Defect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SAP</text:p>
          </table:table-cell>
          <table:table-cell table:style-name="ce48" office:value-type="string">
            <text:p>Shouldn't be too hard to fix once I figure out what it is.</text:p>
          </table:table-cell>
          <table:table-cell table:style-name="ce54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917">1917</text:a></text:span></text:p>
          </table:table-cell>
          <table:table-cell table:style-name="ce17" office:value-type="string">
            <text:p>Unique order on multi-source nodes fails with templates</text:p>
          </table:table-cell>
          <table:table-cell table:style-name="ce28" office:value-type="string">
            <text:p>Plugins</text:p>
          </table:table-cell>
          <table:table-cell table:style-name="ce34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ASAP</text:p>
          </table:table-cell>
          <table:table-cell table:style-name="ce17" office:value-type="string">
            <text:p>Add a flag to CatFiles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794">1794</text:a></text:span></text:p>
          </table:table-cell>
          <table:table-cell table:style-name="ce17" office:value-type="string">
            <text:p>Node modified, but no staleness</text:p>
          </table:table-cell>
          <table:table-cell table:style-name="ce28" office:value-type="string">
            <text:p>Node Builders</text:p>
          </table:table-cell>
          <table:table-cell table:style-name="ce34" office:value-type="string">
            <text:p>2.4.4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17" office:value-type="string">
            <text:p>No idea how to reproduce this right now.</text:p>
          </table:table-cell>
          <table:table-cell table:style-name="ce17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323">1323</text:a></text:span></text:p>
          </table:table-cell>
          <table:table-cell table:style-name="ce17" office:value-type="string">
            <text:p>System Load on Windows Inconsistent with Unix Load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3.1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Need to do something with this to make it better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495">1495</text:a></text:span></text:p>
          </table:table-cell>
          <table:table-cell table:style-name="ce17" office:value-type="string">
            <text:p>KeyChooser Plugin Updates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4.1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Really should fix this.</text:p>
          </table:table-cell>
          <table:table-cell table:style-name="ce17" office:value-type="string">
            <text:p>Agreed an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6">1936</text:a></text:p>
          </table:table-cell>
          <table:table-cell table:style-name="ce18" office:value-type="string">
            <text:p>Releasing View</text:p>
          </table:table-cell>
          <table:table-cell table:style-name="ce7" office:value-type="string">
            <text:p>Graphical Client</text:p>
          </table:table-cell>
          <table:table-cell table:style-name="ce35" office:value-type="date" office:date-value="2006-02-04">
            <text:p>02/04/06</text:p>
          </table:table-cell>
          <table:table-cell table:style-name="ce28" office:value-type="string">
            <text:p>Defect</text:p>
          </table:table-cell>
          <table:table-cell table:style-name="ce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/>
          <table:table-cell table:style-name="ce44" office:value-type="string">
            <text:p>Open</text:p>
          </table:table-cell>
          <table:table-cell table:style-name="ce49" table:number-columns-repeated="2"/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2">1932</text:a></text:p>
          </table:table-cell>
          <table:table-cell table:style-name="ce19" office:value-type="string">
            <text:p>Template Builder: Clone files problem</text:p>
          </table:table-cell>
          <table:table-cell table:style-name="ce8" office:value-type="string">
            <text:p>Node Builders</text:p>
          </table:table-cell>
          <table:table-cell table:style-name="ce36" office:value-type="date" office:date-value="2006-02-04">
            <text:p>02/04/06</text:p>
          </table:table-cell>
          <table:table-cell table:style-name="ce26" office:value-type="string">
            <text:p>Annoyance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/>
          <table:table-cell table:style-name="ce45" office:value-type="string">
            <text:p>Open</text:p>
          </table:table-cell>
          <table:table-cell table:style-name="ce50" table:number-columns-repeated="2"/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25">1925</text:a></text:p>
          </table:table-cell>
          <table:table-cell table:style-name="ce18" office:value-type="string">
            <text:p>Template Touch setting fails on conform</text:p>
          </table:table-cell>
          <table:table-cell table:style-name="ce7" office:value-type="string">
            <text:p>Node Builders</text:p>
          </table:table-cell>
          <table:table-cell table:style-name="ce35" office:value-type="date" office:date-value="2006-02-04">
            <text:p>02/04/06</text:p>
          </table:table-cell>
          <table:table-cell table:style-name="ce28" office:value-type="string">
            <text:p>Defect</text:p>
          </table:table-cell>
          <table:table-cell table:style-name="ce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/>
          <table:table-cell table:style-name="ce44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1">
          <table:table-cell table:style-name="ce9" office:value-type="string">
            <text:p><text:a xlink:href="http://temerity.us/community/forums/viewtopic.php?t=1929">1929</text:a></text:p>
          </table:table-cell>
          <table:table-cell table:style-name="ce20" office:value-type="string">
            <text:p>Need a CustomEntityType on Task* annotations</text:p>
          </table:table-cell>
          <table:table-cell table:style-name="ce9" office:value-type="string">
            <text:p>Plugins</text:p>
          </table:table-cell>
          <table:table-cell table:style-name="ce37" office:value-type="date" office:date-value="2006-02-04">
            <text:p>02/04/06</text:p>
          </table:table-cell>
          <table:table-cell table:style-name="ce25" office:value-type="string">
            <text:p>Feature Request</text:p>
          </table:table-cell>
          <table:table-cell table:style-name="ce9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/>
          <table:table-cell table:style-name="ce46" office:value-type="string">
            <text:p>Trivial</text:p>
          </table:table-cell>
          <table:table-cell table:style-name="ce51" table:number-columns-repeated="2"/>
          <table:table-cell table:number-columns-repeated="245"/>
        </table:table-row>
        <table:table-row table:style-name="ro1">
          <table:table-cell table:style-name="ce9" office:value-type="string">
            <text:p><text:a xlink:href="http://temerity.us/community/forums/viewtopic.php?t=1939">1939</text:a></text:p>
          </table:table-cell>
          <table:table-cell table:style-name="ce20" office:value-type="string">
            <text:p>Template: Adaptive Copy Setting.</text:p>
          </table:table-cell>
          <table:table-cell table:style-name="ce9" office:value-type="string">
            <text:p>Node Builders</text:p>
          </table:table-cell>
          <table:table-cell table:style-name="ce37" office:value-type="date" office:date-value="2006-02-04">
            <text:p>02/04/06</text:p>
          </table:table-cell>
          <table:table-cell table:style-name="ce25" office:value-type="string">
            <text:p>Feature Request</text:p>
          </table:table-cell>
          <table:table-cell table:style-name="ce9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/>
          <table:table-cell table:style-name="ce46" office:value-type="string">
            <text:p>Soon</text:p>
          </table:table-cell>
          <table:table-cell table:style-name="ce51" table:number-columns-repeated="2"/>
          <table:table-cell table:number-columns-repeated="245"/>
        </table:table-row>
        <table:table-row table:style-name="ro1">
          <table:table-cell table:style-name="ce9" office:value-type="string">
            <text:p><text:a xlink:href="http://temerity.us/community/forums/viewtopic.php?t=1931">1931</text:a></text:p>
          </table:table-cell>
          <table:table-cell table:style-name="ce20" office:value-type="string">
            <text:p>Example Java Task Tracker</text:p>
          </table:table-cell>
          <table:table-cell table:style-name="ce9" office:value-type="string">
            <text:p>General</text:p>
          </table:table-cell>
          <table:table-cell table:style-name="ce37" office:value-type="date" office:date-value="2006-02-04">
            <text:p>02/04/06</text:p>
          </table:table-cell>
          <table:table-cell table:style-name="ce25" office:value-type="string">
            <text:p>Feature Request</text:p>
          </table:table-cell>
          <table:table-cell table:style-name="ce9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/>
          <table:table-cell table:style-name="ce46" office:value-type="string">
            <text:p>Defer</text:p>
          </table:table-cell>
          <table:table-cell table:style-name="ce51" table:number-columns-repeated="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025">1025</text:a></text:span></text:p>
          </table:table-cell>
          <table:table-cell table:style-name="ce17" office:value-type="string">
            <text:p>Remote Windows Job Server Shutdown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2.1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WinJobMgr</text:p>
          </table:table-cell>
          <table:table-cell table:style-name="ce43" office:value-type="string">
            <text:p>ASAP</text:p>
          </table:table-cell>
          <table:table-cell table:style-name="ce17" office:value-type="string">
            <text:p>Be really nice to actually be able to stop jobmgrs on Windows</text:p>
          </table:table-cell>
          <table:table-cell table:style-name="ce17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96">1896</text:a></text:span></text:p>
          </table:table-cell>
          <table:table-cell table:style-name="ce17" office:value-type="string">
            <text:p>Frames are not always copied from target directory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WinJobMgr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Leads to really bad behavior with Windows JobManagers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span text:style-name="T1"><text:a xlink:href="http://temerity.us/community/forums/viewtopic.php?t=1736">1736</text:a></text:span></text:p>
          </table:table-cell>
          <table:table-cell table:style-name="ce16" office:value-type="string">
            <text:p>QueueMgr doesn't update job count correctly after disconnect</text:p>
          </table:table-cell>
          <table:table-cell table:style-name="ce27" office:value-type="string">
            <text:p>Server Daemons</text:p>
          </table:table-cell>
          <table:table-cell table:style-name="ce33" office:value-type="string">
            <text:p>2.4.3</text:p>
          </table:table-cell>
          <table:table-cell table:style-name="ce27" office:value-type="string">
            <text:p>Severe Defect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Windows</text:p>
          </table:table-cell>
          <table:table-cell table:style-name="ce42" office:value-type="string">
            <text:p>Test</text:p>
          </table:table-cell>
          <table:table-cell table:style-name="ce48" office:value-type="string">
            <text:p>Not sure we know enough about this to really effectively tackle it.  Also it appears to be Windows-only, so it can wait.</text:p>
          </table:table-cell>
          <table:table-cell table:style-name="ce48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2"><text:a xlink:href="http://temerity.us/community/forums/viewtopic.php?t=1421">1421</text:a></text:span></text:p>
          </table:table-cell>
          <table:table-cell table:style-name="ce17" office:value-type="string">
            <text:p>Symlinks to Target are not relative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3.1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Windows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This becomes a priority when we have a heavy windows customer</text:p>
          </table:table-cell>
          <table:table-cell table:style-name="ce17" office:value-type="string">
            <text:p>Should be fixed sooner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892">1892</text:a></text:span></text:p>
          </table:table-cell>
          <table:table-cell table:style-name="ce16" office:value-type="string">
            <text:p>Renumber Does not Propigate Staleness correctly.</text:p>
          </table:table-cell>
          <table:table-cell table:style-name="ce27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7" office:value-type="string">
            <text:p>Severe Defect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Status Overhaul</text:p>
          </table:table-cell>
          <table:table-cell table:style-name="ce42" office:value-type="string">
            <text:p>ASAP</text:p>
          </table:table-cell>
          <table:table-cell table:style-name="ce16"/>
          <table:table-cell table:style-name="ce16" office:value-type="string">
            <text:p>Must fix soon.</text:p>
          </table:table-cell>
          <table:table-cell office:value-type="string">
            <text:p>x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office:value-type="string">
            <text:p>x</text:p>
          </table:table-cell>
          <table:table-cell office:value-type="string">
            <text:p>post new toolset features</text:p>
          </table:table-cell>
          <table:table-cell table:number-columns-repeated="243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798">1798</text:a></text:span></text:p>
          </table:table-cell>
          <table:table-cell table:style-name="ce16" office:value-type="string">
            <text:p>Rename vouch is too aggressive</text:p>
          </table:table-cell>
          <table:table-cell table:style-name="ce27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7" office:value-type="string">
            <text:p>Severe Defect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SAP</text:p>
          </table:table-cell>
          <table:table-cell table:style-name="ce16"/>
          <table:table-cell table:style-name="ce16" office:value-type="string">
            <text:p>Needs to be fixed soon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3" office:value-type="string">
            <text:p>Too much Job Group information sen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a problem.</text:p>
          </table:table-cell>
          <table:table-cell table:style-name="ce13" office:value-type="string">
            <text:p>Disney evaluation makes this importan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5" office:value-type="string">
            <text:p><text:span text:style-name="T1"><text:a xlink:href="http://temerity.us/community/forums/viewtopic.php?t=1643">1643</text:a></text:span></text:p>
          </table:table-cell>
          <table:table-cell table:style-name="ce16" office:value-type="string">
            <text:p>Offlining/Archive appears to lockup Pipeline</text:p>
          </table:table-cell>
          <table:table-cell table:style-name="ce27" office:value-type="string">
            <text:p>General</text:p>
          </table:table-cell>
          <table:table-cell table:style-name="ce33" office:value-type="string">
            <text:p>2.4.3</text:p>
          </table:table-cell>
          <table:table-cell table:style-name="ce33" office:value-type="string">
            <text:p>Severe Defect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6" office:value-type="string">
            <text:p>Haven't been able to reproduce this lately</text:p>
          </table:table-cell>
          <table:table-cell table:style-name="ce16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15">1815</text:a></text:span></text:p>
          </table:table-cell>
          <table:table-cell table:style-name="ce17" office:value-type="string">
            <text:p>cannot unpack node bundles in windows</text:p>
          </table:table-cell>
          <table:table-cell table:style-name="ce28" office:value-type="string">
            <text:p>General</text:p>
          </table:table-cell>
          <table:table-cell table:style-name="ce34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Shouldn't be that hard of a fix, but this should work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7" office:value-type="string">
            <text:p>Unlock/CheckOut Subvert Link Circularity Checks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7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Style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639">1639</text:a></text:span></text:p>
          </table:table-cell>
          <table:table-cell table:style-name="ce17" office:value-type="string">
            <text:p>Default Layout File empty/missing</text:p>
          </table:table-cell>
          <table:table-cell table:style-name="ce28" office:value-type="string">
            <text:p>General</text:p>
          </table:table-cell>
          <table:table-cell table:style-name="ce34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Layouts</text:p>
          </table:table-cell>
          <table:table-cell table:style-name="ce43" office:value-type="string">
            <text:p>Test</text:p>
          </table:table-cell>
          <table:table-cell table:style-name="ce17" office:value-type="string">
            <text:p>Should not be hard to fix</text:p>
          </table:table-cell>
          <table:table-cell table:style-name="ce17" office:value-type="string">
            <text:p>We know the symptoms but not the caus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Styl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obNavigation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5">1935</text:a></text:p>
          </table:table-cell>
          <table:table-cell table:style-name="ce19" office:value-type="string">
            <text:p>Release View</text:p>
          </table:table-cell>
          <table:table-cell table:style-name="ce8" office:value-type="string">
            <text:p>Graphical Client</text:p>
          </table:table-cell>
          <table:table-cell table:style-name="ce36" office:value-type="date" office:date-value="2006-02-04">
            <text:p>02/04/06</text:p>
          </table:table-cell>
          <table:table-cell table:style-name="ce26" office:value-type="string">
            <text:p>Annoyance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ohn</text:p>
          </table:table-cell>
          <table:table-cell table:style-name="ce45"/>
          <table:table-cell table:style-name="ce45" office:value-type="string">
            <text:p>ASAP</text:p>
          </table:table-cell>
          <table:table-cell table:style-name="ce50" table:number-columns-repeated="2"/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99">1899</text:a></text:span></text:p>
          </table:table-cell>
          <table:table-cell table:style-name="ce17" office:value-type="string">
            <text:p>MayaNoRef 2.4.1 does not work on windows</text:p>
          </table:table-cell>
          <table:table-cell table:style-name="ce28" office:value-type="string">
            <text:p>Plugins</text:p>
          </table:table-cell>
          <table:table-cell table:style-name="ce34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We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rivial</text:p>
          </table:table-cell>
          <table:table-cell table:style-name="ce17" office:value-type="string">
            <text:p>Easy fix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51">1851</text:a></text:span></text:p>
          </table:table-cell>
          <table:table-cell table:style-name="ce17" office:value-type="string">
            <text:p>MayaExport doesn't export set contents if includeSet is true</text:p>
          </table:table-cell>
          <table:table-cell table:style-name="ce28" office:value-type="string">
            <text:p>Plugins</text:p>
          </table:table-cell>
          <table:table-cell table:style-name="ce34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We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rivial</text:p>
          </table:table-cell>
          <table:table-cell table:style-name="ce17" office:value-type="string">
            <text:p>Maya fixed a bug we were taking advantage of.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600">1600</text:a></text:span></text:p>
          </table:table-cell>
          <table:table-cell table:style-name="ce17" office:value-type="string">
            <text:p>AfterFXRender does not respect comp Start name</text:p>
          </table:table-cell>
          <table:table-cell table:style-name="ce28" office:value-type="string">
            <text:p>Plugins</text:p>
          </table:table-cell>
          <table:table-cell table:style-name="ce34" office:value-type="string">
            <text:p>2.4.2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n Hold</text:p>
          </table:table-cell>
          <table:table-cell table:style-name="ce17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3">
          <table:table-cell table:style-name="ce6" office:value-type="string">
            <text:p><text:span text:style-name="T1"><text:a xlink:href="http://temerity.us/community/forums/viewtopic.php?t=692">692</text:a></text:span></text:p>
          </table:table-cell>
          <table:table-cell table:style-name="ce17" office:value-type="string">
            <text:p>Node Files Panel Limit</text:p>
          </table:table-cell>
          <table:table-cell table:style-name="ce28" office:value-type="string">
            <text:p>Graphical Client</text:p>
          </table:table-cell>
          <table:table-cell table:style-name="ce28" office:value-type="string">
            <text:p>2.0.1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n Hold</text:p>
          </table:table-cell>
          <table:table-cell table:style-name="ce17" office:value-type="string">
            <text:p>Yeah it's broken, but haven't noticed anyone complaining</text:p>
          </table:table-cell>
          <table:table-cell table:style-name="ce17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 table:number-rows-repeated="652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ohn" table:style-name="ta2" table:print="false">
        <table:table-column table:style-name="co10" table:default-cell-style-name="ce2"/>
        <table:table-column table:style-name="co11" table:default-cell-style-name="ce13"/>
        <table:table-column table:style-name="co12" table:default-cell-style-name="ce24"/>
        <table:table-column table:style-name="co13" table:default-cell-style-name="ce32"/>
        <table:table-column table:style-name="co14" table:default-cell-style-name="ce24"/>
        <table:table-column table:style-name="co15" table:default-cell-style-name="ce24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13"/>
        <table:table-column table:style-name="co20" table:default-cell-style-name="ce13"/>
        <table:table-column table:style-name="co1" table:number-columns-repeated="245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Default"/>
          <table:table-cell table:style-name="ce55" table:number-columns-repeated="244"/>
        </table:table-row>
        <table:table-row table:style-name="ro2">
          <table:table-cell office:value-type="string">
            <text:p><text:span text:style-name="T2"><text:a xlink:href="http://temerity.us/community/forums/viewtopic.php?t=1908">1908</text:a></text:span></text:p>
          </table:table-cell>
          <table:table-cell office:value-type="string">
            <text:p>Update plplugin to handle plugin resource information</text:p>
          </table:table-cell>
          <table:table-cell office:value-type="string">
            <text:p>Plugins</text:p>
          </table:table-cell>
          <table:table-cell office:value-type="string">
            <text:p>2.4.6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Open</text:p>
          </table:table-cell>
          <table:table-cell office:value-type="string">
            <text:p>Needs to be checked-in</text:p>
          </table:table-cell>
          <table:table-cell office:value-type="string">
            <text:p>John?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2"><text:a xlink:href="http://temerity.us/community/forums/viewtopic.php?t=1445">1445</text:a></text:span></text:p>
          </table:table-cell>
          <table:table-cell office:value-type="string">
            <text:p>Standardize NodeNote UI</text:p>
          </table:table-cell>
          <table:table-cell office:value-type="string">
            <text:p>Plugins</text:p>
          </table:table-cell>
          <table:table-cell office:value-type="string">
            <text:p>2.3.1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Since I don't want to do it.</text:p>
          </table:table-cell>
          <table:table-cell office:value-type="string">
            <text:p>More of a John UI thing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2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4" office:value-type="string">
            <text:p><text:span text:style-name="T2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2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office:value-type="string">
            <text:p><text:span text:style-name="T1"><text:a xlink:href="http://temerity.us/community/forums/viewtopic.php?t=1325">1325</text:a></text:span></text:p>
          </table:table-cell>
          <table:table-cell office:value-type="string">
            <text:p>Refresh button in file browser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Useful, but there is an easy work around so it can wait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2">
          <table:table-cell office:value-type="string">
            <text:p><text:span text:style-name="T2"><text:a xlink:href="http://temerity.us/community/forums/viewtopic.php?t=666">666</text:a></text:span></text:p>
          </table:table-cell>
          <table:table-cell office:value-type="string">
            <text:p>RegisterMap Tool Enhancement</text:p>
          </table:table-cell>
          <table:table-cell office:value-type="string">
            <text:p>Plugins</text:p>
          </table:table-cell>
          <table:table-cell table:style-name="ce24" office:value-type="string">
            <text:p>2.0.14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I apparently volunteered to fix this, but no one seems to care.</text:p>
          </table:table-cell>
          <table:table-cell office:value-type="string">
            <text:p>Looks easy and could be done by John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table:number-columns-repeated="245"/>
        </table:table-row>
        <table:table-row table:style-name="ro3">
          <table:table-cell office:value-type="string">
            <text:p><text:span text:style-name="T1"><text:a xlink:href="http://temerity.us/community/forums/viewtopic.php?t=1441">1441</text:a></text:span></text:p>
          </table:table-cell>
          <table:table-cell office:value-type="string">
            <text:p>Cloning Checked-In/Locked Nodes</text:p>
          </table:table-cell>
          <table:table-cell office:value-type="string">
            <text:p>General</text:p>
          </table:table-cell>
          <table:table-cell office:value-type="string">
            <text:p>2.3.1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When you get a chance.</text:p>
          </table:table-cell>
          <table:table-cell office:value-type="string">
            <text:p>John can do this... Maybe with our help on the backend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2"><text:a xlink:href="http://temerity.us/community/forums/viewtopic.php?t=494">494</text:a></text:span></text:p>
          </table:table-cell>
          <table:table-cell office:value-type="string">
            <text:p>Multiple Evolve</text:p>
          </table:table-cell>
          <table:table-cell office:value-type="string">
            <text:p>General</text:p>
          </table:table-cell>
          <table:table-cell office:value-type="string">
            <text:p>1.9.21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Whenever you get around to it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1"><text:a xlink:href="http://temerity.us/community/forums/viewtopic.php?t=632">632</text:a></text:span></text:p>
          </table:table-cell>
          <table:table-cell office:value-type="string">
            <text:p>Display of Long Node Names</text:p>
          </table:table-cell>
          <table:table-cell office:value-type="string">
            <text:p>Graphical Client</text:p>
          </table:table-cell>
          <table:table-cell table:style-name="ce24" office:value-type="string">
            <text:p>2.0.9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There are more pressing issues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table:number-columns-repeated="245"/>
        </table:table-row>
        <table:table-row table:style-name="ro2">
          <table:table-cell office:value-type="string">
            <text:p><text:span text:style-name="T2"><text:a xlink:href="http://temerity.us/community/forums/viewtopic.php?t=1363">1363</text:a></text:span></text:p>
          </table:table-cell>
          <table:table-cell office:value-type="string">
            <text:p>No association between job groups/details and queue servers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Active</text:p>
          </table:table-cell>
          <table:table-cell office:value-type="string">
            <text:p>John</text:p>
          </table:table-cell>
          <table:table-cell office:value-type="string">
            <text:p>JobNavigation</text:p>
          </table:table-cell>
          <table:table-cell office:value-type="string">
            <text:p>Soon</text:p>
          </table:table-cell>
          <table:table-cell office:value-type="string">
            <text:p>Don't think we need this.</text:p>
          </table:table-cell>
          <table:table-cell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3">
          <table:table-cell office:value-type="string">
            <text:p><text:span text:style-name="T1"><text:a xlink:href="http://temerity.us/community/forums/viewtopic.php?t=1324">1324</text:a></text:span></text:p>
          </table:table-cell>
          <table:table-cell office:value-type="string">
            <text:p>Show Secondary Sequences in Tooltip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NodeStyles</text:p>
          </table:table-cell>
          <table:table-cell office:value-type="string">
            <text:p>ASAP</text:p>
          </table:table-cell>
          <table:table-cell office:value-type="string">
            <text:p>Awesome feature. <text:s/>There are no other visual queues for secondary sequences.</text:p>
          </table:table-cell>
          <table:table-cell office:value-type="string">
            <text:p>John can do this...</text:p>
          </table:table-cell>
          <table:table-cell table:style-name="Default" table:number-columns-repeated="245"/>
        </table:table-row>
        <table:table-row table:style-name="ro2">
          <table:table-cell office:value-type="string">
            <text:p><text:span text:style-name="T2"><text:a xlink:href="http://temerity.us/community/forums/viewtopic.php?t=1001">1001</text:a></text:span></text:p>
          </table:table-cell>
          <table:table-cell office:value-type="string">
            <text:p>Hide Node Labels if Unreadable</text:p>
          </table:table-cell>
          <table:table-cell office:value-type="string">
            <text:p>Graphical Client</text:p>
          </table:table-cell>
          <table:table-cell office:value-type="string">
            <text:p>2.1.9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NodeStyles</text:p>
          </table:table-cell>
          <table:table-cell office:value-type="string">
            <text:p>Soon</text:p>
          </table:table-cell>
          <table:table-cell office:value-type="string">
            <text:p>Does anyone really care?</text:p>
          </table:table-cell>
          <table:table-cell office:value-type="string">
            <text:p>Performance. John can do this...</text:p>
          </table:table-cell>
          <table:table-cell table:style-name="Default" table:number-columns-repeated="245"/>
        </table:table-row>
        <table:table-row table:style-name="ro2">
          <table:table-cell office:value-type="string">
            <text:p><text:span text:style-name="T1"><text:a xlink:href="http://temerity.us/community/forums/viewtopic.php?t=1829">1829</text:a></text:span></text:p>
          </table:table-cell>
          <table:table-cell office:value-type="string">
            <text:p>Shade Duplicate Jobs/Nodes Differently</text:p>
          </table:table-cell>
          <table:table-cell office:value-type="string">
            <text:p>Graphical Client</text:p>
          </table:table-cell>
          <table:table-cell office:value-type="string">
            <text:p>2.4.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NodeStyles</text:p>
          </table:table-cell>
          <table:table-cell office:value-type="string">
            <text:p>Soon</text:p>
          </table:table-cell>
          <table:table-cell office:value-type="string">
            <text:p>Very useful.</text:p>
          </table:table-cell>
          <table:table-cell office:value-type="string">
            <text:p>John can do this...</text:p>
          </table:table-cell>
          <table:table-cell table:style-name="Default" table:number-columns-repeated="245"/>
        </table:table-row>
        <table:table-row table:style-name="ro5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Style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Styl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table:number-columns-repeated="245"/>
        </table:table-row>
        <table:table-row table:style-name="ro3">
          <table:table-cell office:value-type="string">
            <text:p><text:span text:style-name="T1"><text:a xlink:href="http://temerity.us/community/forums/viewtopic.php?t=944">944</text:a></text:span></text:p>
          </table:table-cell>
          <table:table-cell office:value-type="string">
            <text:p>Save + Restore Window Bundles</text:p>
          </table:table-cell>
          <table:table-cell office:value-type="string">
            <text:p>Graphical Client</text:p>
          </table:table-cell>
          <table:table-cell office:value-type="string">
            <text:p>2.1.9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Layouts</text:p>
          </table:table-cell>
          <table:table-cell office:value-type="string">
            <text:p>Soon</text:p>
          </table:table-cell>
          <table:table-cell office:value-type="string">
            <text:p>Would be cool, but isn't at all necessary. <text:s/>Pipeline 3 should negate the need for this.</text:p>
          </table:table-cell>
          <table:table-cell office:value-type="string">
            <text:p>Should do sooner than Pipeline3. <text:s/>Would be useful now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2"><text:a xlink:href="http://temerity.us/community/forums/viewtopic.php?t=1639">1639</text:a></text:span></text:p>
          </table:table-cell>
          <table:table-cell table:style-name="ce17" office:value-type="string">
            <text:p>Default Layout File empty/missing</text:p>
          </table:table-cell>
          <table:table-cell table:style-name="ce28" office:value-type="string">
            <text:p>General</text:p>
          </table:table-cell>
          <table:table-cell table:style-name="ce34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Layouts</text:p>
          </table:table-cell>
          <table:table-cell table:style-name="ce43" office:value-type="string">
            <text:p>Test</text:p>
          </table:table-cell>
          <table:table-cell table:style-name="ce17" office:value-type="string">
            <text:p>Should not be hard to fix</text:p>
          </table:table-cell>
          <table:table-cell table:style-name="ce17" office:value-type="string">
            <text:p>We know the symptoms but not the cause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1"><text:a xlink:href="http://temerity.us/community/forums/viewtopic.php?t=888">888</text:a></text:span></text:p>
          </table:table-cell>
          <table:table-cell office:value-type="string">
            <text:p>Save Layout as Site Default</text:p>
          </table:table-cell>
          <table:table-cell office:value-type="string">
            <text:p>Graphical Client</text:p>
          </table:table-cell>
          <table:table-cell office:value-type="string">
            <text:p>2.1.4</text:p>
          </table:table-cell>
          <table:table-cell office:value-type="string">
            <text:p>Improvement</text:p>
          </table:table-cell>
          <table:table-cell office:value-type="string">
            <text:p>Active</text:p>
          </table:table-cell>
          <table:table-cell office:value-type="string">
            <text:p>John</text:p>
          </table:table-cell>
          <table:table-cell office:value-type="string">
            <text:p>Layouts</text:p>
          </table:table-cell>
          <table:table-cell office:value-type="string">
            <text:p>Trivial</text:p>
          </table:table-cell>
          <table:table-cell office:value-type="string">
            <text:p>Easy enough to hack by hand.</text:p>
          </table:table-cell>
          <table:table-cell office:value-type="string">
            <text:p>Another easy one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1"><text:a xlink:href="http://temerity.us/community/forums/viewtopic.php?t=1334">1334</text:a></text:span></text:p>
          </table:table-cell>
          <table:table-cell office:value-type="string">
            <text:p>Reset Current destroys saved layouts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Active</text:p>
          </table:table-cell>
          <table:table-cell office:value-type="string">
            <text:p>John</text:p>
          </table:table-cell>
          <table:table-cell office:value-type="string">
            <text:p>Layouts</text:p>
          </table:table-cell>
          <table:table-cell office:value-type="string">
            <text:p>ASAP</text:p>
          </table:table-cell>
          <table:table-cell office:value-type="string">
            <text:p>This is not a good thing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5">
          <table:table-cell office:value-type="string">
            <text:p><text:span text:style-name="T2"><text:a xlink:href="http://temerity.us/community/forums/viewtopic.php?t=1210">1210</text:a></text:span></text:p>
          </table:table-cell>
          <table:table-cell office:value-type="string">
            <text:p>Multi-file select in MRayAddTextures</text:p>
          </table:table-cell>
          <table:table-cell office:value-type="string">
            <text:p>Plugins</text:p>
          </table:table-cell>
          <table:table-cell office:value-type="string">
            <text:p>2.3.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A little more work</text:p>
          </table:table-cell>
          <table:table-cell office:value-type="string">
            <text:p>I think this requires changing the underlying API classes, so its better suited to John.</text:p>
          </table:table-cell>
          <table:table-cell table:number-columns-repeated="245"/>
        </table:table-row>
        <table:table-row table:style-name="ro2">
          <table:table-cell office:value-type="string">
            <text:p><text:span text:style-name="T2"><text:a xlink:href="http://temerity.us/community/forums/viewtopic.php?t=1857">1857</text:a></text:span></text:p>
          </table:table-cell>
          <table:table-cell office:value-type="string">
            <text:p>Access to full node right-click context menu from browser</text:p>
          </table:table-cell>
          <table:table-cell office:value-type="string">
            <text:p>Graphical Client</text:p>
          </table:table-cell>
          <table:table-cell office:value-type="string">
            <text:p>2.4.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The limited subset we talked about = good. <text:s/>Everything else is bad.</text:p>
          </table:table-cell>
          <table:table-cell office:value-type="string">
            <text:p>Agreed.</text:p>
          </table:table-cell>
          <table:table-cell table:number-columns-repeated="245"/>
        </table:table-row>
        <table:table-row table:style-name="ro2">
          <table:table-cell office:value-type="string">
            <text:p><text:span text:style-name="T2"><text:a xlink:href="http://temerity.us/community/forums/viewtopic.php?t=1349">1349</text:a></text:span></text:p>
          </table:table-cell>
          <table:table-cell office:value-type="string">
            <text:p>Avoid editor religious wars...</text:p>
          </table:table-cell>
          <table:table-cell office:value-type="string">
            <text:p>General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It would be great, but I don't have the time.</text:p>
          </table:table-cell>
          <table:table-cell office:value-type="string">
            <text:p>Sounds like something for Joh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1"><text:a xlink:href="http://temerity.us/community/forums/viewtopic.php?t=1913">1913</text:a></text:span></text:p>
          </table:table-cell>
          <table:table-cell office:value-type="string">
            <text:p>Managing secondary file sequences</text:p>
          </table:table-cell>
          <table:table-cell office:value-type="string">
            <text:p>Graphical Client</text:p>
          </table:table-cell>
          <table:table-cell office:value-type="string">
            <text:p>2.4.6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Good ideas. <text:s/>We should do it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2"><text:a xlink:href="http://temerity.us/community/forums/viewtopic.php?t=1328">1328</text:a></text:span></text:p>
          </table:table-cell>
          <table:table-cell office:value-type="string">
            <text:p>Collapsable Node Regions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Jim thinks this is useful</text:p>
          </table:table-cell>
          <table:table-cell office:value-type="string">
            <text:p>Very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2"><text:a xlink:href="http://temerity.us/community/forums/viewtopic.php?t=1437">1437</text:a></text:span></text:p>
          </table:table-cell>
          <table:table-cell office:value-type="string">
            <text:p>Complex BuilderParam UI</text:p>
          </table:table-cell>
          <table:table-cell office:value-type="string">
            <text:p>Node Builders</text:p>
          </table:table-cell>
          <table:table-cell office:value-type="string">
            <text:p>2.4.1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Because I'm never going to do it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table:number-columns-repeated="245"/>
        </table:table-row>
        <table:table-row table:style-name="ro2">
          <table:table-cell office:value-type="string">
            <text:p><text:span text:style-name="T1"><text:a xlink:href="http://temerity.us/community/forums/viewtopic.php?t=1842">1842</text:a></text:span></text:p>
          </table:table-cell>
          <table:table-cell office:value-type="string">
            <text:p>Node Viewer collapse/expand status after linking</text:p>
          </table:table-cell>
          <table:table-cell office:value-type="string">
            <text:p>Graphical Client</text:p>
          </table:table-cell>
          <table:table-cell office:value-type="string">
            <text:p>2.4.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Seems easy enough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2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2">
          <table:table-cell office:value-type="string">
            <text:p><text:span text:style-name="T2"><text:a xlink:href="http://temerity.us/community/forums/viewtopic.php?t=1237">1237</text:a></text:span></text:p>
          </table:table-cell>
          <table:table-cell office:value-type="string">
            <text:p>Release view matching pattern confirm dialog</text:p>
          </table:table-cell>
          <table:table-cell office:value-type="string">
            <text:p>Graphical Client</text:p>
          </table:table-cell>
          <table:table-cell office:value-type="string">
            <text:p>2.3.6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est</text:p>
          </table:table-cell>
          <table:table-cell office:value-type="string">
            <text:p>It doesn't do this already? <text:s/>I thought it did.</text:p>
          </table:table-cell>
          <table:table-cell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2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<text:span text:style-name="T1"><text:a xlink:href="http://temerity.us/community/forums/viewtopic.php?t=692">692</text:a></text:span></text:p>
          </table:table-cell>
          <table:table-cell table:style-name="ce17" office:value-type="string">
            <text:p>Node Files Panel Limit</text:p>
          </table:table-cell>
          <table:table-cell table:style-name="ce28" office:value-type="string">
            <text:p>Graphical Client</text:p>
          </table:table-cell>
          <table:table-cell table:style-name="ce28" office:value-type="string">
            <text:p>2.0.1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n Hold</text:p>
          </table:table-cell>
          <table:table-cell table:style-name="ce17" office:value-type="string">
            <text:p>Yeah it's broken, but haven't noticed anyone complaining</text:p>
          </table:table-cell>
          <table:table-cell table:style-name="ce17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3">
          <table:table-cell office:value-type="string">
            <text:p><text:span text:style-name="T2"><text:a xlink:href="http://temerity.us/community/forums/viewtopic.php?t=1329">1329</text:a></text:span></text:p>
          </table:table-cell>
          <table:table-cell office:value-type="string">
            <text:p>Quadrant Node Look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On Hold</text:p>
          </table:table-cell>
          <table:table-cell office:value-type="string">
            <text:p>Do it after Custom Node Styles is done</text:p>
          </table:table-cell>
          <table:table-cell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</table:table>
      <table:table table:name="Sheet3" table:style-name="ta3" table:print="false">
        <office:forms form:automatic-focus="false" form:apply-design-mode="false"/>
        <table:table-column table:style-name="co21" table:default-cell-style-name="Default"/>
        <table:table-column table:style-name="co1" table:default-cell-style-name="Default"/>
        <table:table-row table:style-name="ro8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8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8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2"/>
      </table:named-expressions>
      <table:database-ranges>
        <table:database-range table:target-range-address="All.A9:All.K192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Liberation Serif" svg:font-family="'Liberation Serif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9:4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4-21T15:57:06</meta:creation-date>
    <dc:date>2009-05-06T19:41:47</dc:date>
    <meta:editing-cycles>55</meta:editing-cycles>
    <meta:editing-duration>PT13H19M23S</meta:editing-duration>
    <meta:document-statistic meta:table-count="3" meta:cell-count="3253" meta:object-count="0"/>
    <meta:user-defined meta:name="Info 1"/>
    <meta:user-defined meta:name="Info 2"/>
    <meta:user-defined meta:name="Info 3"/>
    <meta:user-defined meta:name="Info 4"/>
  </office:meta>
</office:document-meta>
</file>